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7a7a5a" draw:fill="none" draw:fill-color="#ffffff" fo:padding-top="0.05cm" fo:padding-bottom="0.05cm" fo:padding-left="0.05cm" fo:padding-right="0.05cm"/>
    </style:style>
    <style:style style:name="gr2" style:family="graphic" style:parent-style-name="standard">
      <style:graphic-properties svg:stroke-width="0cm" svg:stroke-color="#7a7a5a" draw:fill-color="#7a7a5a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0.921cm" svg:y="-4.975cm"/>
          <draw:glue-point draw:id="5" svg:x="0.571cm" svg:y="-4.975cm"/>
          <draw:glue-point draw:id="6" svg:x="2.039cm" svg:y="-4.975cm"/>
          <draw:glue-point draw:id="7" svg:x="3.531cm" svg:y="-4.975cm"/>
          <draw:glue-point draw:id="8" svg:x="4.999cm" svg:y="-4.975cm"/>
          <draw:glue-point draw:id="9" svg:x="0.402cm" svg:y="5.025cm"/>
          <draw:glue-point draw:id="10" svg:x="-4.988cm" svg:y="-1.491cm"/>
          <draw:line draw:style-name="gr1" draw:layer="layout" svg:x1="0cm" svg:y1="0.697cm" svg:x2="0.697cm" svg:y2="0cm">
            <text:p/>
          </draw:line>
          <draw:line draw:style-name="gr1" draw:layer="layout" svg:x1="0.252cm" svg:y1="0.697cm" svg:x2="0.949cm" svg:y2="0cm">
            <text:p/>
          </draw:line>
          <draw:line draw:style-name="gr1" draw:layer="layout" svg:x1="0.503cm" svg:y1="0.697cm" svg:x2="1.2cm" svg:y2="0cm">
            <text:p/>
          </draw:line>
          <draw:line draw:style-name="gr1" draw:layer="layout" svg:x1="0.755cm" svg:y1="0.697cm" svg:x2="1.452cm" svg:y2="0cm">
            <text:p/>
          </draw:line>
          <draw:line draw:style-name="gr1" draw:layer="layout" svg:x1="1.007cm" svg:y1="0.697cm" svg:x2="1.704cm" svg:y2="0cm">
            <text:p/>
          </draw:line>
          <draw:line draw:style-name="gr1" draw:layer="layout" svg:x1="0.238cm" svg:y1="0.319cm" svg:x2="1.497cm" svg:y2="0.319cm">
            <text:p/>
          </draw:line>
          <draw:line draw:style-name="gr1" draw:layer="layout" svg:x1="0.881cm" svg:y1="0.326cm" svg:x2="0.881cm" svg:y2="1.409cm">
            <text:p/>
          </draw:line>
          <draw:line draw:style-name="gr1" draw:layer="layout" svg:x1="0.92cm" svg:y1="0.809cm" svg:x2="0.92cm" svg:y2="2.001cm">
            <text:p/>
          </draw:line>
          <draw:polygon draw:style-name="gr2" draw:layer="layout" svg:width="0.143cm" svg:height="0.258cm" svg:x="0.82cm" svg:y="0.967cm" svg:viewBox="0 0 144 259" draw:points="0,259 144,259 144,0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Antenna</dc:title>
    <meta:creation-date>2011-02-07T16:39:24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